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cf3c"/>
    </style:style>
    <style:style style:name="P2" style:family="paragraph" style:parent-style-name="Standard">
      <style:text-properties officeooo:paragraph-rsid="000e5198"/>
    </style:style>
    <style:style style:name="P3" style:family="paragraph" style:parent-style-name="Standard">
      <style:paragraph-properties fo:break-before="page"/>
      <style:text-properties officeooo:paragraph-rsid="000dcf3c"/>
    </style:style>
    <style:style style:name="T1" style:family="text">
      <style:text-properties officeooo:rsid="000dcf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panish – ¡Feliz Navidad!</text:p>
      <text:p text:style-name="Standard">¡Feliz Navidad, próspero año y felicidad! (“Merry Christmas, a prosperous year and happiness!”).</text:p>
      <text:p text:style-name="Standard"/>
      <text:p text:style-name="Standard">French – Joyeux Noël!</text:p>
      <text:p text:style-name="Standard"/>
      <text:p text:style-name="Standard">German – Frohe Weihnachten!</text:p>
      <text:p text:style-name="Standard"/>
      <text:p text:style-name="Standard">Italian – Buon Natale!</text:p>
      <text:p text:style-name="Standard"/>
      <text:p text:style-name="Standard">Portuguese – Feliz Natal!</text:p>
      <text:p text:style-name="Standard"/>
      <text:p text:style-name="Standard">Romanian – Crăciun Fericit!</text:p>
      <text:p text:style-name="Standard"/>
      <text:p text:style-name="Standard">Russian – Счастливого Рождества! (Schastlivogo Rozhdestva!)</text:p>
      <text:p text:style-name="Standard"/>
      <text:p text:style-name="Standard">Swedish – Hyvää Joulua!</text:p>
      <text:p text:style-name="Standard"/>
      <text:p text:style-name="Standard">Norwegian – God Jul!</text:p>
      <text:p text:style-name="Standard"/>
      <text:p text:style-name="Standard">Danish – Glædelig Jul!</text:p>
      <text:p text:style-name="Standard"/>
      <text:p text:style-name="Standard">Finnish – Hyvää Joulua!</text:p>
      <text:p text:style-name="Standard"/>
      <text:p text:style-name="Standard">Icelandic – Gleðileg Jól!</text:p>
      <text:p text:style-name="Standard"/>
      <text:p text:style-name="Standard">Polish – Wesołych Świąt!</text:p>
      <text:p text:style-name="Standard"/>
      <text:p text:style-name="Standard">Dutch – Vrolijk Kerstfeest!</text:p>
      <text:p text:style-name="Standard"/>
      <text:p text:style-name="Standard">Croatian – Sretan Božić!</text:p>
      <text:p text:style-name="Standard"/>
      <text:p text:style-name="Standard">Czech – Veselé Vánoce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¡Feliz Navidad, próspero año y felicidad! – Joyeux Noël! – 圣诞节快乐 – Frohe Weihnachten! – Buon Natale! – Feliz Natal! – नाताळच्या शुभेच्छा – Crăciun Fericit! – Geseënde Kersfees – Счастливого Рождества! – <text:span text:style-name="T1">Happy Holidays! – メリークリスマス – </text:span>Schastlivogo Rozhdestva! – Hyvää Joulua! – God Jul! – Glædelig Jul! – Hyvää Joulua! – Gleðileg Jól! – Wesołych Świąt! – Vrolijk Kerstfeest! <text:s/>חג המולד שמח – क्रिसमस की बधाई – Sretan Božić! – Καλά Χριστούγεννα <text:s/>– 메리 크리스마스 – Veselé Vánoce! – <text:span text:style-name="T1">Merry Christmas! – ميلاد مجيد/ عيد ميلاد مجيد <text:s/>–<text:line-break/></text:span></text:p>
      <text:p text:style-name="P3"/>
      <text:p text:style-name="P1">Afrikaans<text:tab/>Geseënde Kersfees</text:p>
      <text:p text:style-name="P1">Albanian<text:tab/>Gezuar pashket</text:p>
      <text:p text:style-name="P1">Arabic<text:tab/>ميلاد مجيد/ عيد ميلاد مجيد</text:p>
      <text:p text:style-name="P1">Azeri<text:tab/>Yeni Ilin Mubarek</text:p>
      <text:p text:style-name="P1">Bahasa Indonesia<text:tab/>Selamat Hari Natal</text:p>
      <text:p text:style-name="P1">Basque<text:tab/>Eguberri on / Gabon Zoriontsuak</text:p>
      <text:p text:style-name="P1">Bisaya language<text:tab/>Malipayong pasko</text:p>
      <text:p text:style-name="P1">Bosnian<text:tab/>Sretan Bozic</text:p>
      <text:p text:style-name="P1">Breton<text:tab/>Nedeleg Laouen</text:p>
      <text:p text:style-name="P1">Bulgarian<text:tab/>Весела Коледа</text:p>
      <text:p text:style-name="P1">Cantonese<text:tab/>聖誕快樂 / Sheng Dan Kuai Le</text:p>
      <text:p text:style-name="P1">Catalan<text:tab/>Bon Nadal</text:p>
      <text:p text:style-name="P1">Chinese, China (Simplified)<text:tab/>圣诞节快乐</text:p>
      <text:p text:style-name="P1">Chinese, Taiwan (Traditional)<text:tab/>耶誕節快樂</text:p>
      <text:p text:style-name="P1">Croatian<text:tab/>Sretan Bozic</text:p>
      <text:p text:style-name="P1">Czech<text:tab/>Veselé Vianoce</text:p>
      <text:p text:style-name="P1">Danish<text:tab/>God Jul / Glædelig Jul</text:p>
      <text:p text:style-name="P1">Dutch<text:tab/>Fijne Kerstdagen / Zalig Kerstfeest</text:p>
      <text:p text:style-name="P1">English<text:tab/>Merry Christmas</text:p>
      <text:p text:style-name="P1">Estonian<text:tab/>Häid jõule</text:p>
      <text:p text:style-name="P1">Filipino<text:tab/>Maligayang Pasko</text:p>
      <text:p text:style-name="P1">Finnish<text:tab/>Hyvää Joulua</text:p>
      <text:p text:style-name="P1">French<text:tab/>Joyeux Noël</text:p>
      <text:p text:style-name="P1">Gaelic<text:tab/>Nollaig Chridheil</text:p>
      <text:p text:style-name="P1">German<text:tab/>Frohe Weihnachten / Fröhliche Weihnachten</text:p>
      <text:p text:style-name="P1">Greek<text:tab/>Καλά Χριστούγεννα / Χαρούμενα Χριστούγεννα</text:p>
      <text:p text:style-name="P1">Gujarati<text:tab/>Natal ni subh kamnao</text:p>
      <text:p text:style-name="P1">Hebrew<text:tab/>חג המולד שמח</text:p>
      <text:p text:style-name="P1">Hindi<text:tab/>क्रिसमस की बधाई</text:p>
      <text:p text:style-name="P1">Hungarian<text:tab/>Boldog Karácsonyt</text:p>
      <text:p text:style-name="P1">/ Kellemes Karácsonyi Ünnepeket</text:p>
      <text:p text:style-name="P1">Icelandic<text:tab/>Gleðileg jól</text:p>
      <text:p text:style-name="P1">Irish<text:tab/>Nollaig shona dhuit</text:p>
      <text:p text:style-name="P1">Italian<text:tab/>Buon Natale</text:p>
      <text:p text:style-name="P1">Japanese<text:tab/>メリークリスマス</text:p>
      <text:p text:style-name="P1">Korean<text:tab/>메리 크리스마스</text:p>
      <text:p text:style-name="P1">Latvian<text:tab/>Priecīgus Ziemassvētkus</text:p>
      <text:p text:style-name="P1">Lithuanian<text:tab/>Su šventom Kalėdom / Linksmų Šv. Kalėdų</text:p>
      <text:p text:style-name="P1">Luxembourgish<text:tab/>Schéi Chrëschtdeeg</text:p>
      <text:p text:style-name="P1">Macedonian<text:tab/>Sreken Bozik</text:p>
      <text:p text:style-name="P1">Malay language (Malaysia)<text:tab/>Selamat Hari Natal</text:p>
      <text:p text:style-name="P1">Maltese<text:tab/>Il-Milied it-tajjeb</text:p>
      <text:p text:style-name="P1">Mandarin<text:tab/>圣诞快乐 / sheng dan just le</text:p>
      <text:p text:style-name="P1">Marathi</text:p>
      <text:p text:style-name="P1">Mongolian</text:p>
      <text:p text:style-name="P1"/>
      <text:p text:style-name="P1">Shubh Nataal / नाताळच्या शुभेच्छा</text:p>
      <text:p text:style-name="P1">Зул сарын мэнд</text:p>
      <text:p text:style-name="P1"><text:soft-page-break/></text:p>
      <text:p text:style-name="P1">Norwegian<text:tab/>God jul</text:p>
      <text:p text:style-name="P1">Papiamento<text:tab/>Bon Pasku</text:p>
      <text:p text:style-name="P1">Persian<text:tab/>کریسمس مبارک</text:p>
      <text:p text:style-name="P1">Philipines dialect<text:tab/>Malipayon Nga Paskwa</text:p>
      <text:p text:style-name="P1">Polish<text:tab/>Wesołych Świąt / Wesołych Świąt Bożego Narodzenia</text:p>
      <text:p text:style-name="P1">Portuguese<text:tab/>Feliz Natal / Bom Natal</text:p>
      <text:p text:style-name="P1">Quechua<text:tab/>Allinlla Raymi</text:p>
      <text:p text:style-name="P1">Romanian<text:tab/>Craciun Fericit</text:p>
      <text:p text:style-name="P1">Russian<text:tab/>С Рождеством / Счастливого Рождества</text:p>
      <text:p text:style-name="P1">Sámi language</text:p>
      <text:p text:style-name="P1">Scottish Gaelic</text:p>
      <text:p text:style-name="P1"/>
      <text:p text:style-name="P1">BUORI JUOVLLAT</text:p>
      <text:p text:style-name="P1">Nollaig Chridheil</text:p>
      <text:p text:style-name="P1"/>
      <text:p text:style-name="P1">Serbian<text:tab/>Срећан Божић / Sretan Bozic</text:p>
      <text:p text:style-name="P1">Setswana (South Africa)<text:tab/>Monate a Keresemose</text:p>
      <text:p text:style-name="P1">Slovak<text:tab/>Veselé Vianoce</text:p>
      <text:p text:style-name="P1">Slovenian<text:tab/>Vesel Božič</text:p>
      <text:p text:style-name="P1">Spanish<text:tab/>Feliz Navidad</text:p>
      <text:p text:style-name="P1">Swahili<text:tab/>Krisimasi njema / Kheri ya krismasi</text:p>
      <text:p text:style-name="P1">Swedish<text:tab/>God Jul</text:p>
      <text:p text:style-name="P1">Swiss dialect<text:tab/>Frölichi Wiehnachte</text:p>
      <text:p text:style-name="P1">Tagalog<text:tab/>Maligayang Pasko</text:p>
      <text:p text:style-name="P1">Tahitian<text:tab/>Ia oaoa i teie noera</text:p>
      <text:p text:style-name="P1">Turkish<text:tab/>Mutlu Noeller / Yeni yılınız kutlu olsun</text:p>
      <text:p text:style-name="P1">Ukranian<text:tab/>Веселих свят / З Різдвом Христовим</text:p>
      <text:p text:style-name="P1">Urdu<text:tab/>ﺑﮍﺍ ﺩﻥ مبارک</text:p>
      <text:p text:style-name="P1">Uzbek<text:tab/>Yangi yilingiz bilan</text:p>
      <text:p text:style-name="P1">Vietnam<text:tab/>Chúc Mừng Giáng Sinh / Chúc Giáng Sinh Vui Vẻ</text:p>
      <text:p text:style-name="P1">Welsh<text:tab/>Nadolig Llawen</text:p>
      <text:p text:style-name="P1"/>
      <text:p text:style-name="P1"/>
      <text:p text:style-name="P1"><text:a xlink:type="simple" xlink:href="https://thedifferentlanguages.com/how-to-say-happy-holidays/" text:style-name="Internet_20_link" text:visited-style-name="Visited_20_Internet_20_Link">https://thedifferentlanguages.com/how-to-say-happy-holidays/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21:14:46.616000000</meta:creation-date>
    <dc:date>2021-11-08T21:48:32.097000000</dc:date>
    <meta:editing-duration>PT22M44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95" meta:word-count="482" meta:character-count="3147" meta:non-whitespace-character-count="2755"/>
  </office:meta>
</office:document-meta>
</file>